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table:style-name="ce1"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table:style-name="ce2" office:value-type="string">
            <text:p>level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0.4</text:p>
          </table:table-cell>
          <table:table-cell table:style-name="Default" office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0.2</text:p>
          </table:table-cell>
          <table:table-cell table:style-name="Default" office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table:style-name="ce1" office:value-type="string">
            <text:p>spawnY</text:p>
          </table:table-cell>
          <table:table-cell office:value-type="string">
            <text:p>leve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12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12:58:06.77</dc:date>
    <meta:editing-duration>PT17M56S</meta:editing-duration>
    <meta:editing-cycles>31</meta:editing-cycles>
    <dc:creator>Wister </dc:creator>
    <meta:document-statistic meta:table-count="1" meta:cell-count="42" meta:object-count="0"/>
  </office:meta>
</office:document-meta>
</file>